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a4ff" officeooo:paragraph-rsid="0014a4ff"/>
    </style:style>
    <style:style style:name="P2" style:family="paragraph" style:parent-style-name="Standard">
      <style:text-properties fo:font-weight="bold" officeooo:rsid="0014a4ff" officeooo:paragraph-rsid="0014a4ff" style:font-weight-asian="bold" style:font-weight-complex="bold"/>
    </style:style>
    <style:style style:name="P3" style:family="paragraph" style:parent-style-name="Standard">
      <style:text-properties fo:font-size="25pt" style:text-underline-style="solid" style:text-underline-width="auto" style:text-underline-color="font-color" fo:font-weight="bold" officeooo:rsid="0014a4ff" officeooo:paragraph-rsid="0014a4ff" style:font-size-asian="25pt" style:font-weight-asian="bold" style:font-size-complex="25pt" style:font-weight-complex="bold"/>
    </style:style>
    <style:style style:name="P4" style:family="paragraph" style:parent-style-name="Standard">
      <style:text-properties fo:font-size="20pt" fo:font-weight="bold" officeooo:rsid="0014a4ff" officeooo:paragraph-rsid="0014a4ff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style:text-underline-style="none" fo:font-weight="bold" officeooo:rsid="0014a4ff" officeooo:paragraph-rsid="0014a4ff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2pt" fo:font-weight="normal" officeooo:rsid="0014a4ff" officeooo:paragraph-rsid="0014a4f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14a4ff" officeooo:paragraph-rsid="0014a4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uls de dades</text:p>
      <text:p text:style-name="P2"/>
      <text:p text:style-name="P4">Crono</text:p>
      <text:p text:style-name="P1">/**</text:p>
      <text:p text:style-name="P1"><text:s/>* @author Moises</text:p>
      <text:p text:style-name="P1"><text:s/>* @Class Crono</text:p>
      <text:p text:style-name="P1"><text:s/>* @brief Cronometre amb representacio gràfica amb 00:00:000 minuts:segons:milesimes</text:p>
      <text:p text:style-name="P7"><text:s/>*/</text:p>
      <text:p text:style-name="P7"/>
      <text:p text:style-name="P7"><text:s text:c="4"/>/**</text:p>
      <text:p text:style-name="P7"><text:s text:c="5"/>* @brief Constructor</text:p>
      <text:p text:style-name="P7"><text:s text:c="5"/>* @post Crono preperat per mostrar per pantalla i iniciar.</text:p>
      <text:p text:style-name="P7"><text:s text:c="5"/>*/</text:p>
      <text:p text:style-name="P7"><text:s text:c="4"/>public Crono();</text:p>
      <text:p text:style-name="P7"/>
      <text:p text:style-name="P7"><text:s text:c="4"/>/**</text:p>
      <text:p text:style-name="P7"><text:s text:c="5"/>* @brief El crono inicia el seu compte</text:p>
      <text:p text:style-name="P7"><text:s text:c="5"/>* @post Cronometre iniciat</text:p>
      <text:p text:style-name="P7"><text:s text:c="5"/>*/</text:p>
      <text:p text:style-name="P7"><text:s text:c="4"/>public void iniciarCrono();</text:p>
      <text:p text:style-name="P7"/>
      <text:p text:style-name="P7"><text:s text:c="4"/>/**</text:p>
      <text:p text:style-name="P7"><text:s text:c="5"/>* @brief Crono para el seu compte</text:p>
      <text:p text:style-name="P7"><text:s text:c="5"/>* @post Cronometre parat.</text:p>
      <text:p text:style-name="P7"><text:s text:c="5"/>*/</text:p>
      <text:p text:style-name="P7"><text:s text:c="4"/>public void pararCrono();</text:p>
      <text:p text:style-name="P7"/>
      <text:p text:style-name="P7"><text:s text:c="4"/>/**</text:p>
      <text:p text:style-name="P7"><text:s text:c="5"/>* @brief Fil que executa l'evolució d'un cronometre</text:p>
      <text:p text:style-name="P7"><text:s text:c="5"/>*/</text:p>
      <text:p text:style-name="P7"><text:s text:c="4"/>@Override</text:p>
      <text:p text:style-name="P7"><text:s text:c="4"/>public void run();</text:p>
      <text:p text:style-name="P1"/>
      <text:p text:style-name="P5">MARCADOR</text:p>
      <text:p text:style-name="P1">/**</text:p>
      <text:p text:style-name="P1"><text:s/>* @author Moises</text:p>
      <text:p text:style-name="P1"><text:s/>* @Class Marcador</text:p>
      <text:p text:style-name="P1"><text:s/>* @brief Encarregada de mostrar la imatge i la puntuacio de un Personatge durant una partida.</text:p>
      <text:p text:style-name="P1"><text:s/>*/</text:p>
      <text:p text:style-name="P1"/>
      <text:p text:style-name="P1"><text:s text:c="4"/>/**</text:p>
      <text:p text:style-name="P1"><text:s text:c="5"/>* @brief Constructor de Marcador</text:p>
      <text:p text:style-name="P1"><text:s text:c="5"/>* @post Marcador preparat per mostrar per pantalla amb imatge img i puntuacio 0000</text:p>
      <text:p text:style-name="P1"><text:s text:c="5"/>*/</text:p>
      <text:p text:style-name="P1"><text:s text:c="4"/>public Marcador(ImageIcon img)</text:p>
      <text:p text:style-name="P1"/>
      <text:p text:style-name="P1"/>
      <text:p text:style-name="P1"/>
      <text:p text:style-name="P1"><text:s text:c="4"/>/**</text:p>
      <text:p text:style-name="P1"><text:s text:c="5"/>* @brief Modifica el marcador de punts de Personatge.</text:p>
      <text:p text:style-name="P1"><text:soft-page-break/><text:s text:c="5"/>* @post Es mostra per pantalla el valor de novaPuntuacio.</text:p>
      <text:p text:style-name="P1"><text:s text:c="5"/>*/</text:p>
      <text:p text:style-name="P1"><text:s text:c="4"/>public void modificaPuntuacio(int novaPuntuacio)</text:p>
      <text:p text:style-name="P1"/>
      <text:p text:style-name="P1"><text:s text:c="4"/>/**</text:p>
      <text:p text:style-name="P1"><text:s text:c="5"/>* @brief Mostra per pantalla la puntuacio p.</text:p>
      <text:p text:style-name="P1"><text:s text:c="5"/>* @post p es mostrat per pantalla.</text:p>
      <text:p text:style-name="P1"><text:s text:c="5"/>*/</text:p>
      <text:p text:style-name="P1"><text:s text:c="4"/>public void canviarPuntuacio(int p)</text:p>
      <text:p text:style-name="P1"/>
      <text:p text:style-name="P4"><text:bookmark-start text:name="__DdeLink__2_2081406833"/>FAlta<text:bookmark-end text:name="__DdeLink__2_2081406833"/></text:p>
      <text:p text:style-name="P1"/>
      <text:p text:style-name="P1">/**</text:p>
      <text:p text:style-name="P1"><text:s/>* @author oscar</text:p>
      <text:p text:style-name="P1"><text:s/>* @brief</text:p>
      <text:p text:style-name="P1"><text:s/>* Formulari per donar d'alta a un nou usuari.</text:p>
      <text:p text:style-name="P1"><text:s/>* Cada usuari haura de especificar:</text:p>
      <text:p text:style-name="P1"><text:s/>* <text:s text:c="5"/>-Nom d'usuari</text:p>
      <text:p text:style-name="P1"><text:s/>* <text:s text:c="5"/>-Password</text:p>
      <text:p text:style-name="P1"><text:s/>* <text:s text:c="5"/>-Imatge de perfil (opcional) </text:p>
      <text:p text:style-name="P1"><text:s/>* </text:p>
      <text:p text:style-name="P1"><text:s/>* @invariant</text:p>
      <text:p text:style-name="P1"><text:s/>* just abans de guardar l'usuari l'atribut imatgeRedimensionada ha de contenir</text:p>
      <text:p text:style-name="P1"><text:s/>* l'imatge de perfil de l'usuari;</text:p>
      <text:p text:style-name="P1"><text:s/>*/</text:p>
      <text:p text:style-name="P1"/>
      <text:p text:style-name="P1"><text:s text:c="4"/>/**</text:p>
      <text:p text:style-name="P1"><text:s text:c="5"/>* @pre --</text:p>
      <text:p text:style-name="P1"><text:s text:c="5"/>* @post s'ha creat el formulari d'alta;</text:p>
      <text:p text:style-name="P1"><text:s text:c="5"/>*/</text:p>
      <text:p text:style-name="P1"><text:s text:c="4"/>public Falta()</text:p>
      <text:p text:style-name="P1"/>
      <text:p text:style-name="P1"><text:s text:c="4"/>/**</text:p>
      <text:p text:style-name="P1"><text:s text:c="5"/>* @pre el frame no s'esta mostrant;</text:p>
      <text:p text:style-name="P1"><text:s text:c="5"/>* @post s'ha mostrat el frame;</text:p>
      <text:p text:style-name="P1"><text:s text:c="5"/>*/</text:p>
      <text:p text:style-name="P1"><text:s/><text:bookmark-start text:name="__DdeLink__4_2081406833"/><text:s text:c="3"/>public void mostrarFrame()<text:bookmark-end text:name="__DdeLink__4_2081406833"/></text:p>
      <text:p text:style-name="P1"/>
      <text:p text:style-name="P4">FeditorLaberint</text:p>
      <text:p text:style-name="P6">/**</text:p>
      <text:p text:style-name="P6"><text:s/>* @author oscar</text:p>
      <text:p text:style-name="P6"><text:s/>* @brief </text:p>
      <text:p text:style-name="P6"><text:s/>* <text:s/>Pantalla que ens permet crear i dissenyar nous mapes</text:p>
      <text:p text:style-name="P6"><text:s/>* </text:p>
      <text:p text:style-name="P6"><text:s/>* <text:s/>En la part esquerra hi ha el conjunt de elemnts que es poden afegir al laberint</text:p>
      <text:p text:style-name="P6"><text:s/>* <text:s/>i nomes cal seleccionar l'element i fer click en la posicio on es vol afegir</text:p>
      <text:p text:style-name="P6"><text:s/>* <text:s/>Un cop creada la pantalla aquesta es validada i exportada en format .txt.)</text:p>
      <text:p text:style-name="P6"><text:s/>* </text:p>
      <text:p text:style-name="P6"><text:s/>* <text:s/>@invariant</text:p>
      <text:p text:style-name="P6"><text:s/>* <text:s/>laberint != null, el costat sempre ha de ser &gt; Utils.Constants.MINIM_COSTAT_LABERINT i </text:p>
      <text:p text:style-name="P6"><text:s/>* <text:s/>la matriu ha de ser cuadrada de costat x costat</text:p>
      <text:p text:style-name="P6"><text:soft-page-break/><text:s/>*/</text:p>
      <text:p text:style-name="P6"/>
      <text:p text:style-name="P6"><text:s text:c="4"/>/**</text:p>
      <text:p text:style-name="P6"><text:s text:c="5"/>* @pre costat &gt; Utils.Constants.MINIM_COSTAT_LABERINT;</text:p>
      <text:p text:style-name="P6"><text:s text:c="5"/>* @post em creat l'editor de laberints per un laberint de mida costat</text:p>
      <text:p text:style-name="P6"><text:s text:c="5"/>*/</text:p>
      <text:p text:style-name="P6"><text:s text:c="4"/>public FEditorLaberint(int costat)</text:p>
      <text:p text:style-name="P6"/>
      <text:p text:style-name="P6"><text:s text:c="4"/>/**</text:p>
      <text:p text:style-name="P6"><text:s text:c="5"/>* @pre el frame no s'ha mostrat</text:p>
      <text:p text:style-name="P6"><text:s text:c="5"/>* @post s'ha mostrat el frame;</text:p>
      <text:p text:style-name="P6"><text:s text:c="5"/>*/</text:p>
      <text:p text:style-name="P6"><text:s text:c="4"/>public void mostrarFrame()</text:p>
      <text:p text:style-name="P6"/>
      <text:p text:style-name="P6"><text:bookmark-start text:name="__DdeLink__7_2081406833"/>FframeAmbLog<text:bookmark-end text:name="__DdeLink__7_2081406833"/></text:p>
      <text:p text:style-name="P6">/**</text:p>
      <text:p text:style-name="P6"><text:s/>* @author oscar</text:p>
      <text:p text:style-name="P6"><text:s/>* </text:p>
      <text:p text:style-name="P6"><text:s/>* @brief</text:p>
      <text:p text:style-name="P6"><text:s/>* Frame amb un menuBar que conté un menuItem per obre la pantalla de log.</text:p>
      <text:p text:style-name="P6"><text:s/>*/</text:p>
      <text:p text:style-name="P6"/>
      <text:p text:style-name="P6"><text:s text:c="4"/>/**</text:p>
      <text:p text:style-name="P6"><text:s text:c="5"/>* @pre --;</text:p>
      <text:p text:style-name="P6"><text:s text:c="5"/>* @post s'ha el frame amb log.</text:p>
      <text:p text:style-name="P6"><text:s text:c="5"/>*/</text:p>
      <text:p text:style-name="P6"><text:s text:c="4"/>public FframeAmbLog()</text:p>
      <text:p text:style-name="P6"/>
      <text:p text:style-name="P6">FhistoricUsuari</text:p>
      <text:p text:style-name="P6">/**</text:p>
      <text:p text:style-name="P6"><text:s/>* @author oscar</text:p>
      <text:p text:style-name="P6"><text:s/>* </text:p>
      <text:p text:style-name="P6"><text:s/>* @brief</text:p>
      <text:p text:style-name="P6"><text:s/>* pantalla que utilitzem per mostrar l'historic d'un usuari</text:p>
      <text:p text:style-name="P6"><text:s/>* que està format per els nivells que ha superat i de cada un d'aquests</text:p>
      <text:p text:style-name="P6"><text:s/>* el nombre de punts que ha fet.</text:p>
      <text:p text:style-name="P6"><text:s/>*/</text:p>
      <text:p text:style-name="P6"/>
      <text:p text:style-name="P6"><text:s text:c="4"/>/**</text:p>
      <text:p text:style-name="P6"><text:s text:c="5"/>* @pre puntuacions conté les puntuacions de cada nivell on puntuacions[1] </text:p>
      <text:p text:style-name="P6"><text:s text:c="5"/>* conté el nombre de punts que s'han fet en aquest nivell.</text:p>
      <text:p text:style-name="P6"><text:s text:c="5"/>* @post em creat la pantalla de historic.</text:p>
      <text:p text:style-name="P6"><text:s text:c="5"/>*/</text:p>
      <text:p text:style-name="P6"><text:s text:c="4"/>public FHistoricUsuari(String nomUsuari, Icon imatge, int []puntuacions)</text:p>
      <text:p text:style-name="P6"/>
      <text:p text:style-name="P6"><text:s text:c="4"/>/**</text:p>
      <text:p text:style-name="P6"><text:s text:c="5"/>* @pre el dialeg no s'ha mostrat.</text:p>
      <text:p text:style-name="P6"><text:s text:c="5"/>* @post em mostrat el dialeg.</text:p>
      <text:p text:style-name="P6"><text:s text:c="5"/>*/</text:p>
      <text:p text:style-name="P6"><text:s text:c="4"/>public void mostrarFrame()</text:p>
      <text:p text:style-name="P6"/>
      <text:p text:style-name="P6"/>
      <text:p text:style-name="P6"><text:soft-page-break/>Flog</text:p>
      <text:p text:style-name="P6">/**</text:p>
      <text:p text:style-name="P6"><text:s/>* @author oscar</text:p>
      <text:p text:style-name="P6"><text:s/>* </text:p>
      <text:p text:style-name="P6"><text:s/>* @brief</text:p>
      <text:p text:style-name="P6"><text:s/>* Pantalla per mostrar el log de l'aplicació;</text:p>
      <text:p text:style-name="P6"><text:s/>* </text:p>
      <text:p text:style-name="P6"><text:s/>* Aquesta pantalla permet:</text:p>
      <text:p text:style-name="P6"><text:s/>* <text:s text:c="5"/>- Mostrar tot el log.</text:p>
      <text:p text:style-name="P6"><text:s/>* <text:s/></text:p>
      <text:p text:style-name="P6"><text:s/>* <text:s text:c="5"/>- Exportar el log en format text (.txt)</text:p>
      <text:p text:style-name="P6"><text:s/>* </text:p>
      <text:p text:style-name="P6"><text:s/>* <text:s text:c="5"/>- Filtrar els missatges del log de un tipus concret</text:p>
      <text:p text:style-name="P6"><text:s/>* <text:s text:c="9"/>- DEBUG.</text:p>
      <text:p text:style-name="P6"><text:s/>* <text:s text:c="9"/>- WARNING.</text:p>
      <text:p text:style-name="P6"><text:s/>* <text:s text:c="9"/>- ERROR.</text:p>
      <text:p text:style-name="P6"><text:s/>* </text:p>
      <text:p text:style-name="P6"><text:s/>* <text:s text:c="5"/>- Mostrar l'últim missatge afegit al log.</text:p>
      <text:p text:style-name="P6"><text:s/>*/</text:p>
      <text:p text:style-name="P6"/>
      <text:p text:style-name="P6"><text:s text:c="4"/>/**</text:p>
      <text:p text:style-name="P6"><text:s text:c="5"/>* @pre --</text:p>
      <text:p text:style-name="P6"><text:s text:c="5"/>* @post em creat la pantalla de log.</text:p>
      <text:p text:style-name="P6"><text:s text:c="5"/>*/</text:p>
      <text:p text:style-name="P6"><text:s text:c="4"/>public Flog()</text:p>
      <text:p text:style-name="P6"/>
      <text:p text:style-name="P6"><text:s text:c="4"/>/**</text:p>
      <text:p text:style-name="P6"><text:s text:c="5"/>* @pre --</text:p>
      <text:p text:style-name="P6"><text:s text:c="5"/>* @post em mostrar la pantalla de log.</text:p>
      <text:p text:style-name="P6"><text:s text:c="5"/>*/</text:p>
      <text:p text:style-name="P6"><text:s text:c="4"/>public void mostrarFrame()</text:p>
      <text:p text:style-name="P6"/>
      <text:p text:style-name="P6">Flogin</text:p>
      <text:p text:style-name="P6">/**</text:p>
      <text:p text:style-name="P6"><text:s/>* @author oscar</text:p>
      <text:p text:style-name="P6"><text:s/>* @brief</text:p>
      <text:p text:style-name="P6"><text:s/>* Pantalla inicial de l'aplicacio, operacions que es poden fer:</text:p>
      <text:p text:style-name="P6"><text:s/>* <text:s text:c="5"/>-ENTRAR :</text:p>
      <text:p text:style-name="P6"><text:s/>* <text:s text:c="9"/>s'ha de entrar usuari i contrasenya, la contrasenya es xifra i es mira que dita</text:p>
      <text:p text:style-name="P6"><text:s/>* <text:s text:c="9"/>combinació existeixi en la B.D, en cas que sigui correcte llavors es carrega l'usuari </text:p>
      <text:p text:style-name="P6"><text:s/>* <text:s text:c="9"/>(de forma estàtica ja que nomès podrà entrar un usuari alhora) i del contrari </text:p>
      <text:p text:style-name="P6"><text:s/>* <text:s text:c="9"/>es mostra un missatge diguent "usuari o contrasenya incorrecte" </text:p>
      <text:p text:style-name="P6"><text:s/>* </text:p>
      <text:p text:style-name="P6"><text:s/>* <text:s text:c="5"/>-ALTA :</text:p>
      <text:p text:style-name="P6"><text:s/>* <text:s text:c="9"/>permet donar d'alta a un nou usuari.</text:p>
      <text:p text:style-name="P6"><text:s/>* </text:p>
      <text:p text:style-name="P6"><text:s/>* <text:s text:c="5"/>-RANKING :</text:p>
      <text:p text:style-name="P6"><text:s/>* <text:s text:c="9"/>mostra tots els usuaris registrats per ordre de punts (on el primer</text:p>
      <text:p text:style-name="P6"><text:s/>* <text:s text:c="9"/>es el que ha fet mes punts)</text:p>
      <text:p text:style-name="P6"><text:s/>* </text:p>
      <text:p text:style-name="P6"><text:s/>* <text:s text:c="5"/>-SORTIR :</text:p>
      <text:p text:style-name="P6"><text:s/>* <text:s text:c="9"/>tanquem l'aplicacio.</text:p>
      <text:p text:style-name="P6"><text:soft-page-break/><text:s/>* </text:p>
      <text:p text:style-name="P6"><text:s/>* @invarinat</text:p>
      <text:p text:style-name="P6"><text:s/>* usuari valdrà null fins que s'accedeixi al menú.</text:p>
      <text:p text:style-name="P6"><text:s/>*/</text:p>
      <text:p text:style-name="P6"/>
      <text:p text:style-name="P6"><text:s text:c="4"/>/**</text:p>
      <text:p text:style-name="P6"><text:s text:c="5"/>* @pre --</text:p>
      <text:p text:style-name="P6"><text:s text:c="5"/>* @post s'ha creat el dialeg per entrar.</text:p>
      <text:p text:style-name="P6"><text:s text:c="5"/>*/</text:p>
      <text:p text:style-name="P6"><text:s text:c="4"/>public Flogin()</text:p>
      <text:p text:style-name="P6"/>
      <text:p text:style-name="P6"><text:s text:c="4"/>/**</text:p>
      <text:p text:style-name="P6"><text:s text:c="5"/>* @pre el dialeg no s'esta mostrant.</text:p>
      <text:p text:style-name="P6"><text:s text:c="5"/>* @post em mostrat el dialeg.</text:p>
      <text:p text:style-name="P6"><text:s text:c="5"/>*/</text:p>
      <text:p text:style-name="P6"><text:s text:c="4"/>public void mostrarFrame()</text:p>
      <text:p text:style-name="P6"/>
      <text:p text:style-name="P6"><text:s text:c="4"/>/**</text:p>
      <text:p text:style-name="P6"><text:s text:c="5"/>* @pre --</text:p>
      <text:p text:style-name="P6"><text:s text:c="5"/>* @post si encara no s'ha entrat a la aplicació es retorna null</text:p>
      <text:p text:style-name="P6"><text:s text:c="5"/>* altrament es retorna l'usuari.</text:p>
      <text:p text:style-name="P6"><text:s text:c="5"/>*/</text:p>
      <text:p text:style-name="P6"><text:s text:c="4"/>public static Usuari obtenirUsuari()</text:p>
      <text:p text:style-name="P6"/>
      <text:p text:style-name="P6"/>
      <text:p text:style-name="P6">Fmenu</text:p>
      <text:p text:style-name="P6">/**</text:p>
      <text:p text:style-name="P6"><text:s/>* @author oscar</text:p>
      <text:p text:style-name="P6"><text:s/>* @brief</text:p>
      <text:p text:style-name="P6"><text:s/>* menu principal del joc on es mostren les diferents possibilitats per jugar, on:</text:p>
      <text:p text:style-name="P6"><text:s/>* <text:s text:c="5"/>Aventura (AVANÇA EN EL JOC) : </text:p>
      <text:p text:style-name="P6"><text:s/>* <text:s text:c="13"/>Continuem la partida des de alla on es va deixar.</text:p>
      <text:p text:style-name="P6"><text:s/>* </text:p>
      <text:p text:style-name="P6"><text:s/>* <text:s text:c="5"/>Provar mapa (NO AVANÇA EN EL JOC):</text:p>
      <text:p text:style-name="P6"><text:s/>* <text:s text:c="13"/>Permet importar un fitxer en format text que conte un mapa, un cop</text:p>
      <text:p text:style-name="P6"><text:s/>* <text:s text:c="13"/>importat es valida i si tot es correcte s'inicia una partida amb </text:p>
      <text:p text:style-name="P6"><text:s/>* <text:s text:c="13"/>el mapa importat.</text:p>
      <text:p text:style-name="P6"><text:s/>* </text:p>
      <text:p text:style-name="P6"><text:s/>* <text:s text:c="5"/>Crear mapa </text:p>
      <text:p text:style-name="P6"><text:s/>* <text:s text:c="13"/>Ens mostra un editor per crear els nostres propis mapes. Aquests</text:p>
      <text:p text:style-name="P6"><text:s/>* <text:s text:c="13"/>mapes mes tart es podran importar per provar-los.</text:p>
      <text:p text:style-name="P6"><text:s/>* </text:p>
      <text:p text:style-name="P6"><text:s/>* <text:s text:c="5"/>Sortir </text:p>
      <text:p text:style-name="P6"><text:s/>* <text:s text:c="13"/>Adeu.</text:p>
      <text:p text:style-name="P6"><text:s/>*/</text:p>
      <text:p text:style-name="P6"/>
      <text:p text:style-name="P6"><text:s text:c="4"/>/**</text:p>
      <text:p text:style-name="P6"><text:s text:c="5"/>* @pre --;</text:p>
      <text:p text:style-name="P6"><text:s text:c="5"/>* @post em creat el dialeg de menú.</text:p>
      <text:p text:style-name="P6"><text:s text:c="5"/>*/</text:p>
      <text:p text:style-name="P6"><text:s text:c="4"/>public Fmenu()</text:p>
      <text:p text:style-name="P6"/>
      <text:p text:style-name="P6"><text:soft-page-break/><text:s text:c="4"/>/**</text:p>
      <text:p text:style-name="P6"><text:s text:c="5"/>* @pre el dialeg no està visible.</text:p>
      <text:p text:style-name="P6"><text:s text:c="5"/>* @post em mostrat el dialeg.</text:p>
      <text:p text:style-name="P6"><text:s text:c="5"/>*/</text:p>
      <text:p text:style-name="P6"><text:s text:c="4"/>public void mostrarFrame()</text:p>
      <text:p text:style-name="P6"/>
      <text:p text:style-name="P6">Fpartida</text:p>
      <text:p text:style-name="P6"/>
      <text:p text:style-name="P6"/>
      <text:p text:style-name="P6">Franking</text:p>
      <text:p text:style-name="P6">/**</text:p>
      <text:p text:style-name="P6"><text:s/>* @author oscar</text:p>
      <text:p text:style-name="P6"><text:s/>* </text:p>
      <text:p text:style-name="P6"><text:s/>* @brief</text:p>
      <text:p text:style-name="P6"><text:s/>* Llistat amb els usuaris que tenen més punts ordenats pel nombre total de punts</text:p>
      <text:p text:style-name="P6"><text:s/>* obtinguts en el mode aventura.</text:p>
      <text:p text:style-name="P6"><text:s/>* </text:p>
      <text:p text:style-name="P6"><text:s/>* Al seleccionar un usuari es mostra el seu historic.</text:p>
      <text:p text:style-name="P6"><text:s/>*/</text:p>
      <text:p text:style-name="P6"/>
      <text:p text:style-name="P6"><text:s text:c="4"/>/**</text:p>
      <text:p text:style-name="P6"><text:s text:c="5"/>* @pre --</text:p>
      <text:p text:style-name="P6"><text:s text:c="5"/>* @post em creat el ranking per els Utils.Constants.TOP_N_DEL_RANKING usuaris</text:p>
      <text:p text:style-name="P6"><text:s text:c="5"/>* amb més punts.</text:p>
      <text:p text:style-name="P6"><text:s text:c="5"/>*/</text:p>
      <text:p text:style-name="P6"><text:s text:c="4"/>public Franking()</text:p>
      <text:p text:style-name="P6"/>
      <text:p text:style-name="P6"><text:s text:c="4"/>/**</text:p>
      <text:p text:style-name="P6"><text:s text:c="5"/>* @pre el dialeg no s'ha mostrat.</text:p>
      <text:p text:style-name="P6"><text:s text:c="5"/>* @post el dialeg s'esta mostrant.</text:p>
      <text:p text:style-name="P6"><text:s text:c="5"/>*/</text:p>
      <text:p text:style-name="P6"><text:s text:c="4"/>public void mostrarFrame()</text:p>
      <text:p text:style-name="P6"/>
      <text:p text:style-name="P6">IpintadorLaberint</text:p>
      <text:p text:style-name="P6">/**</text:p>
      <text:p text:style-name="P6"><text:s/>*</text:p>
      <text:p text:style-name="P6"><text:s/>* @author Moises</text:p>
      <text:p text:style-name="P6"><text:s/>* @brief Descriu els metodes que necessiten els objectes Laberint</text:p>
      <text:p text:style-name="P6"><text:s/>* per a mostrar-se per pantalla.</text:p>
      <text:p text:style-name="P6"><text:s/>* @details Laberint es representa gràficament per cel·les, on cada cel·la representa un posció</text:p>
      <text:p text:style-name="P6"><text:s/>* de la matriu bidimensional que conté el Objecte Laberint.</text:p>
      <text:p text:style-name="P6"><text:s/>*/</text:p>
      <text:p text:style-name="P6"/>
      <text:p text:style-name="P6"><text:s text:c="4"/>/**</text:p>
      <text:p text:style-name="P6"><text:s text:c="5"/>* @brief Assignacio de controlador de teclat.</text:p>
      <text:p text:style-name="P6"><text:s text:c="5"/>* @pre controlador != null.</text:p>
      <text:p text:style-name="P6"><text:s text:c="5"/>* @post La representacio Grafica te assignat un controlador de teclat.</text:p>
      <text:p text:style-name="P6"><text:s text:c="5"/>*/</text:p>
      <text:p text:style-name="P6"><text:s text:c="4"/>public void assignarControladorTeclat(KeyListener controlador)</text:p>
      <text:p text:style-name="P6"/>
      <text:p text:style-name="P6"><text:s text:c="4"/>/**</text:p>
      <text:p text:style-name="P6"><text:s text:c="5"/>* @brief Mostra per pantalla el desplaçament de un objecte Personatge.</text:p>
      <text:p text:style-name="P6"><text:soft-page-break/><text:s text:c="5"/>* @param pOrigen Punt on es troba el Personatge</text:p>
      <text:p text:style-name="P6"><text:s text:c="5"/>* @param direccio Direcció a on es mou el Personatge</text:p>
      <text:p text:style-name="P6"><text:s text:c="5"/>* @param imatge Representació grafica del personatge</text:p>
      <text:p text:style-name="P6"><text:s text:c="5"/>* @pre pOrigen != null.</text:p>
      <text:p text:style-name="P6"><text:s text:c="5"/>* pOrigen es un Punt vàlid. </text:p>
      <text:p text:style-name="P6"><text:s text:c="5"/>* El Punt generat per pOrigen + desplaçament és vàlid.</text:p>
      <text:p text:style-name="P6"><text:s text:c="5"/>* direcció != null &amp;&amp; direcció != EDireccio.QUIET.</text:p>
      <text:p text:style-name="P6"><text:s text:c="5"/>* imatge != null.</text:p>
      <text:p text:style-name="P6"><text:s text:c="5"/>* @post pOrigen no conté cap imatge.</text:p>
      <text:p text:style-name="P6"><text:s text:c="5"/>* <text:s text:c="6"/>La cel·la corresponent a la direccio desde pOrigen conté imatge</text:p>
      <text:p text:style-name="P6"><text:s text:c="5"/>*/</text:p>
      <text:p text:style-name="P6"><text:s text:c="4"/>public void pintarMovimentPersonatge(Punt pOrigen, EDireccio direccio, ImageIcon imatge)</text:p>
      <text:p text:style-name="P6"/>
      <text:p text:style-name="P6"><text:s text:c="4"/>/**</text:p>
      <text:p text:style-name="P6"><text:s text:c="5"/>* @brief Mostra per pantalla el desplaçament de un objecte Item.</text:p>
      <text:p text:style-name="P6"><text:s text:c="5"/>* @details En el moviment del Item s'ha de tindre en compte el EElement que contenia</text:p>
      <text:p text:style-name="P6"><text:s text:c="5"/>* la cel·la abans de que estigues el Item. Aques EElement és el element a restaurar.</text:p>
      <text:p text:style-name="P6"><text:s text:c="5"/>* @param pOrigen Punt desde on s'ha efectuat el moviment</text:p>
      <text:p text:style-name="P6"><text:s text:c="5"/>* @param direccio Direcció a on es mou el Item</text:p>
      <text:p text:style-name="P6"><text:s text:c="5"/>* @param imatge Representació grafica de EElement a restaurar</text:p>
      <text:p text:style-name="P6"><text:s text:c="5"/>* @pre pOrigen != null.</text:p>
      <text:p text:style-name="P6"><text:s text:c="5"/>* pOrigen es un Punt vàlid. </text:p>
      <text:p text:style-name="P6"><text:s text:c="5"/>* El Punt generat per pOrigen + desplaçament és vàlid.</text:p>
      <text:p text:style-name="P6"><text:s text:c="5"/>* direcció != null &amp;&amp; direcció != EDireccio.QUIET.</text:p>
      <text:p text:style-name="P6"><text:s text:c="5"/>* imatge != null.</text:p>
      <text:p text:style-name="P6"><text:s text:c="5"/>* @post La cel·la corresponent a la direccio desde pOrigen conté la imatge de pOrigen.</text:p>
      <text:p text:style-name="P6"><text:s text:c="5"/>* pOrigen conté la imatge del EElement a restaurar</text:p>
      <text:p text:style-name="P6"><text:s text:c="5"/>* <text:s text:c="6"/></text:p>
      <text:p text:style-name="P6"><text:s text:c="5"/>*/</text:p>
      <text:p text:style-name="P6"><text:s text:c="4"/>public void pintarMovimentItem(Punt pOrigen, EDireccio direccio, ImageIcon imatge)</text:p>
      <text:p text:style-name="P6"/>
      <text:p text:style-name="P6"><text:s text:c="4"/>/**</text:p>
      <text:p text:style-name="P6"><text:s text:c="5"/>*@brief Mostra per pantalla un item dintre del Laberint</text:p>
      <text:p text:style-name="P6"><text:s text:c="5"/>*@post La cel·la amb coordenades pNouItem conte la imatge de item</text:p>
      <text:p text:style-name="P6"><text:s text:c="5"/>*/</text:p>
      <text:p text:style-name="P6"><text:s text:c="4"/>public void pintarNouItem(Punt pNouItem, EElement item)</text:p>
      <text:p text:style-name="P6"/>
      <text:p text:style-name="P6"><text:s text:c="4"/>/**</text:p>
      <text:p text:style-name="P6"><text:s text:c="5"/>* @brief Construcció de la interficie grafica que representa graficament laberint</text:p>
      <text:p text:style-name="P6"><text:s text:c="5"/>* @param laberint Laberint a representar</text:p>
      <text:p text:style-name="P6"><text:s text:c="5"/>* @pre laberint != null</text:p>
      <text:p text:style-name="P6"><text:s text:c="5"/>* @post Representacio grafica preperada per mostrar per pantalla</text:p>
      <text:p text:style-name="P6"><text:s text:c="5"/>*/</text:p>
      <text:p text:style-name="P6"><text:s text:c="4"/>public void pintarLaberint(Laberint laberint)</text:p>
      <text:p text:style-name="P6"/>
      <text:p text:style-name="P6"><text:s text:c="4"/>/**</text:p>
      <text:p text:style-name="P6"><text:s text:c="5"/>* @brief retorna la mida amb la que es pinten les imatges que representen els EElements d'un Laberint.</text:p>
      <text:p text:style-name="P6"><text:s text:c="5"/>* @return Mida de les representacions grafiques de EElements.</text:p>
      <text:p text:style-name="P6"><text:s text:c="5"/>*/</text:p>
      <text:p text:style-name="P6"><text:s text:c="4"/>public Dimension obtenirMidaImatge()</text:p>
      <text:p text:style-name="P6"/>
      <text:p text:style-name="P6"><text:soft-page-break/><text:s text:c="4"/>/**</text:p>
      <text:p text:style-name="P6"><text:s text:c="5"/>* @brief Mostra la representacio de EElement.SORTIDA en les coordenades corresponents a pSortida</text:p>
      <text:p text:style-name="P6"><text:s text:c="5"/>* @post Representació de EElement.SORTIDA es veu per pantalla.</text:p>
      <text:p text:style-name="P6"><text:s text:c="5"/>*/</text:p>
      <text:p text:style-name="P6"><text:s text:c="4"/>public void pintarSortida(Punt pSortida)</text:p>
      <text:p text:style-name="P6"/>
      <text:p text:style-name="P6">IpintadorPartida</text:p>
      <text:p text:style-name="P6">/**</text:p>
      <text:p text:style-name="P6"><text:s/>*</text:p>
      <text:p text:style-name="P6"><text:s/>* @author Moises</text:p>
      <text:p text:style-name="P6"><text:s/>* @brief Descriu els metodes necessaris per a que objecte Partida pugui</text:p>
      <text:p text:style-name="P6"><text:s/>* mostrar el desenvolupament d'una partida per pantalla.</text:p>
      <text:p text:style-name="P6"><text:s/>*/</text:p>
      <text:p text:style-name="P6"/>
      <text:p text:style-name="P6"><text:s text:c="4"/>/**</text:p>
      <text:p text:style-name="P6"><text:s text:c="5"/>* @brief Mostra per pantalla la puntuacio d'en Pacman.</text:p>
      <text:p text:style-name="P6"><text:s text:c="5"/>* @post La puntuacio d'en Pacman que es mostra per pantalla esta actualitzada.</text:p>
      <text:p text:style-name="P6"><text:s text:c="5"/>*/</text:p>
      <text:p text:style-name="P6"><text:s text:c="4"/>public void pintarPuntsPacman(int punts)</text:p>
      <text:p text:style-name="P6"/>
      <text:p text:style-name="P6"><text:s text:c="4"/>/**</text:p>
      <text:p text:style-name="P6"><text:s text:c="5"/>* @brief Mostra per pantalla la puntuacio de l'enemic.</text:p>
      <text:p text:style-name="P6"><text:s text:c="5"/>* @post La puntuacio de l'enemic que es mostra per pantalla esta actualitzada.</text:p>
      <text:p text:style-name="P6"><text:s text:c="5"/>*/</text:p>
      <text:p text:style-name="P6"><text:s text:c="4"/>public void pintarPuntsEnemic(int punts)</text:p>
      <text:p text:style-name="P6"/>
      <text:p text:style-name="P6"><text:s text:c="4"/>/**</text:p>
      <text:p text:style-name="P6"><text:s text:c="5"/>* @brief Mostra per pantalla quin tipus de Item hi ha en el Laberint.</text:p>
      <text:p text:style-name="P6"><text:s text:c="5"/>* @post imatge es mostra per panatalla.</text:p>
      <text:p text:style-name="P6"><text:s text:c="5"/>*/</text:p>
      <text:p text:style-name="P6"><text:s text:c="4"/>public void pintarItemPartida(ImageIcon imatge)</text:p>
      <text:p text:style-name="P6"/>
      <text:p text:style-name="P6"><text:s text:c="4"/>/**</text:p>
      <text:p text:style-name="P6"><text:s text:c="5"/>* @brief Mostra per pantalla el Item que te en Pacman.</text:p>
      <text:p text:style-name="P6"><text:s text:c="5"/>* @post imatge es mostra per pantalla.</text:p>
      <text:p text:style-name="P6"><text:s text:c="5"/>*/</text:p>
      <text:p text:style-name="P6"><text:s text:c="4"/>public void pintarItemPacman(ImageIcon imatge)</text:p>
      <text:p text:style-name="P6"/>
      <text:p text:style-name="P6"><text:s text:c="4"/>/**</text:p>
      <text:p text:style-name="P6"><text:s text:c="5"/>* @brief Mostra per pantalla el Item que l'enemic.</text:p>
      <text:p text:style-name="P6"><text:s text:c="5"/>* @post imatge es mostra per pantalla.</text:p>
      <text:p text:style-name="P6"><text:s text:c="5"/>*/</text:p>
      <text:p text:style-name="P6"><text:s text:c="4"/>public void pintarItemEnemic(ImageIcon imatge)</text:p>
      <text:p text:style-name="P6"/>
      <text:p text:style-name="P6"><text:s text:c="4"/>/**</text:p>
      <text:p text:style-name="P6"><text:s text:c="5"/>* @brief Construcció de tots els elements necessaris per mostrar partida per pantalla.</text:p>
      <text:p text:style-name="P6"><text:s text:c="5"/>* @post La partida es mostrada per pantalla.</text:p>
      <text:p text:style-name="P6"><text:s text:c="5"/>*/</text:p>
      <text:p text:style-name="P6"><text:s text:c="4"/>public void pintarPartida(Partida partida)</text:p>
      <text:p text:style-name="P6"/>
      <text:p text:style-name="P6"><text:s text:c="4"/>/**</text:p>
      <text:p text:style-name="P6"><text:soft-page-break/><text:s text:c="5"/>* @brief Mostra per pantalla el resultat de la partida al jugador.</text:p>
      <text:p text:style-name="P6"><text:s text:c="5"/>* @param guanyat Diu si jugador ha guanyat o no la partida</text:p>
      <text:p text:style-name="P6"><text:s text:c="5"/>* @post Es mostra un dialeg per comunicar al jugador si ha guanyat o no.</text:p>
      <text:p text:style-name="P6"><text:s text:c="5"/>*/</text:p>
      <text:p text:style-name="P6"><text:s text:c="4"/>public void pintarFinalPartida(boolean guanyat)</text:p>
      <text:p text:style-name="P6"/>
      <text:p text:style-name="P6">Plaberint</text:p>
      <text:p text:style-name="P6">/**</text:p>
      <text:p text:style-name="P6"><text:s/>*</text:p>
      <text:p text:style-name="P6"><text:s/>* @author Moises</text:p>
      <text:p text:style-name="P6"><text:s/>* @brief Encarregada de mostrar per pantalla objectes del tipus Laberint</text:p>
      <text:p text:style-name="P6"><text:s/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7:24:44.017548595</meta:creation-date>
    <dc:date>2015-05-31T17:41:49.898967820</dc:date>
    <meta:editing-duration>PT25S</meta:editing-duration>
    <meta:editing-cycles>1</meta:editing-cycles>
    <meta:document-statistic meta:table-count="0" meta:image-count="0" meta:object-count="0" meta:page-count="9" meta:paragraph-count="366" meta:word-count="1739" meta:character-count="11183" meta:non-whitespace-character-count="8379"/>
    <meta:generator>LibreOffice/4.3.3.2$Linux_X86_64 LibreOffice_project/430m0$Build-2</meta:generator>
  </office:meta>
</office:document-meta>
</file>